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933"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esp_ble_mesh_register_prov_callback(example_ble_mesh_provisioning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provisioning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PROV_ENABLE_COMP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PROV_DISABLE_COMP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RECV_UNPROV_ADV_PKT_EVT: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LINK_OPEN_EVT: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ADD_UNPROV_DEV_COMP_EVT: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COMPLETE_EVT: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LINK_CLOSE_EVT: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SET_DEV_UUID_MATCH_COMP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SET_NODE_NAME_COMP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ADD_LOCAL_APP_KEY_COMP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BIND_APP_KEY_TO_MODEL_COMP_EVT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<text:s text:c="4"/>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sp_ble_mesh_register_config_client_callback(example_ble_mesh_config_client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config_client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CFG_CLIENT_GET_STATE_EVT: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COMPOSITION_DATA_GET:</text:p>
          </table:table-cell>
          <table:table-cell table:style-name="ce4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CFG_CLIENT_SET_STATE_EVT: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APP_KEY_ADD:</text:p>
          </table:table-cell>
          <table:table-cell table:style-name="ce4" office:value-type="float" office:value="6.1" calcext:value-type="float">
            <text:p>6.1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MODEL_APP_BIND:</text:p>
          </table:table-cell>
          <table:table-cell table:style-name="ce4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CFG_CLIENT_PUBLISH_EVT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COMPOSITION_DATA_STATUS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APP_KEY_STATUS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CFG_CLIENT_TIMEOUT_EVT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COMPOSITION_DATA_GET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APP_KEY_ADD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MODEL_APP_BIND: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<text:s text:c="4"/>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sp_ble_mesh_register_generic_client_callback(example_ble_mesh_generic_client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generic_client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GENERIC_CLIENT_GET_STATE_EVT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GEN_ONOFF_GE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GENERIC_CLIENT_SET_STATE_EVT: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<text:s text:c="8"/>case ESP_BLE_MESH_MODEL_OP_GEN_ONOFF_SE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GENERIC_CLIENT_PUBLISH_EVT: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GENERIC_CLIENT_TIMEOUT_EVT: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GEN_ONOFF_GET:</text:p>
          </table:table-cell>
          <table:table-cell table:style-name="ce4" office:value-type="float" office:value="8.1" calcext:value-type="float">
            <text:p>8.1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GEN_ONOFF_SET:</text:p>
          </table:table-cell>
          <table:table-cell table:style-name="ce4"/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esp_ble_mesh_register_prov_callback(example_ble_mesh_provisioning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provisioning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PROVISIONER_RECV_UNPROV_ADV_PKT_EVT: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LINK_OPEN_EVT: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ADD_UNPROV_DEV_COMP_EVT: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COMPLETE_EVT: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PROVISIONER_PROV_LINK_CLOSE_EVT: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<text:s text:c="4"/>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sp_ble_mesh_register_config_client_callback(example_ble_mesh_config_client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config_client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CFG_CLIENT_GET_STATE_EVT: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COMPOSITION_DATA_GET:</text:p>
          </table:table-cell>
          <table:table-cell table:style-name="ce4" office:value-type="float" office:value="5.1" calcext:value-type="float">
            <text:p>5.1</text:p>
          </table:table-cell>
        </table:table-row>
        <table:table-row table:style-name="ro1">
          <table:table-cell table:style-name="ce2" office:value-type="string" calcext:value-type="string">
            <text:p><text:s text:c="4"/>case ESP_BLE_MESH_CFG_CLIENT_SET_STATE_EVT: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APP_KEY_ADD:</text:p>
          </table:table-cell>
          <table:table-cell table:style-name="ce4" office:value-type="float" office:value="6.1" calcext:value-type="float">
            <text:p>6.1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MODEL_APP_BIND:</text:p>
          </table:table-cell>
          <table:table-cell table:style-name="ce4"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string" calcext:value-type="string">
            <text:p><text:s text:c="4"/>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sp_ble_mesh_register_generic_client_callback(example_ble_mesh_generic_client_cb);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example_ble_mesh_generic_client_cb(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<text:s text:c="4"/>case ESP_BLE_MESH_GENERIC_CLIENT_TIMEOUT_EVT: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GEN_ONOFF_GET:</text:p>
          </table:table-cell>
          <table:table-cell table:style-name="ce4" office:value-type="float" office:value="8.1" calcext:value-type="float">
            <text:p>8.1</text:p>
          </table:table-cell>
        </table:table-row>
        <table:table-row table:style-name="ro1">
          <table:table-cell table:style-name="ce3" office:value-type="string" calcext:value-type="string">
            <text:p><text:s text:c="8"/>case ESP_BLE_MESH_MODEL_OP_GEN_ONOFF_SET:</text:p>
          </table:table-cell>
          <table:table-cell table:style-name="ce4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2:36:01.887764024</meta:creation-date>
    <dc:date>2023-11-27T10:00:26.067324847</dc:date>
    <meta:editing-duration>PT7H24M24S</meta:editing-duration>
    <meta:editing-cycles>1</meta:editing-cycles>
    <meta:document-statistic meta:table-count="2" meta:cell-count="84" meta:object-count="0"/>
    <meta:generator>LibreOffice/7.5.7.1$Linux_X86_64 LibreOffice_project/50$Build-1</meta:generator>
  </office:meta>
</office:document-meta>
</file>